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A bald dwarf, an overly muscular giant, the inseparable duo of a sun girl and an ice queen, an extremely strict soldier, a den of not-so unfriendly vipers. Then, there’s an alien, and there’s you.</text:p>
      <text:p text:style-name="Normal">And everyone goes to the same school, they all share the same classroom.</text:p>
      <text:p text:style-name="Normal">The bald dwarf has a beard almost as long as himself, he teaches maths and he’s their homeroom teacher.. He also wears large round spectacles that always seem on the verge of slipping off his nose. At first sight, one would think that he’s almost blind, but in reality he’s somehow able to see things that are happening behind him. It’s as if had eyes on the back of his bald head, and with them he frequently catches his students’ mischiefs and stops their shenanigans. Despite his apparent severity though, he’s a caring old man who worries about his students like he would his grandchildren. More than anything, seeing everyone grow is his greatest joy.</text:p>
      <text:p text:style-name="Normal">The muscular giant is a young man with a dream. He’s a muscle-head. He’s incredibly tall for someone his age, and because he trains as much as he can he’s much more muscular and fit than he has any right to be. But, he does need all his muscles, and all his hard work, and as he’ll discover in the future, all his brain, because he wants to become a pro wrestler. He’s looked up to pro wrestlers ever since he first saw them on TV, when he was little, and he’s always wanted to become one. However, since the school doesn’t have a wrestling club, he’s in the judo one. But he does train on his own at home.</text:p>
      <text:p text:style-name="Normal">太陽少女。名前通りすんっごく明るい娘だ。 The beloved tomboyish girl. Apparently she’s got a certain affinity with ducks. She’s an extremely extroverted and outgoing girl, and she doesn’t just love talking to people, she would die of loneliness if she didn’t. Like a hamster. She’s also cute like one. She’d capable of talking to anyone about anything, not because she knows a lot (although she’s certainly well-versed in a lot of different topics), but just because she’s a top-class communicator. Because of this, and although she doesn’t understand it much herself, she finds herself particularly attracted to one of her classmates, and as a result the two of them are always together. Of course, that classmate is</text:p>
      <text:p text:style-name="Normal">The ice queen. 典型的なクールビュティー。</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